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big-countries/" text:style-name="Internet_20_link" text:visited-style-name="Visited_20_Internet_20_Link"><text:span text:style-name="T1">595. Big Countries</text:span></text:a></text:p>
      <text:section text:style-name="Sect1" text:name="headlessui-popover-button-:rj:">
        <text:p text:style-name="Standard"/>
      </text:section>
      <text:p text:style-name="P4">Easy</text:p>
      <text:p text:style-name="P4">2.1K</text:p>
      <text:p text:style-name="P4">1.2K</text:p>
      <text:section text:style-name="Sect1" text:name="headlessui-popover-button-:ro:">
        <text:p text:style-name="Standard"/>
      </text:section>
      <text:section text:style-name="Sect1" text:name="headlessui-popover-button-:rr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World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name <text:s text:c="7"/>| varchar |</text:p>
      <text:p text:style-name="P2">| continent <text:s text:c="2"/>| varchar |</text:p>
      <text:p text:style-name="P2">| area <text:s text:c="7"/>| int <text:s text:c="4"/>|</text:p>
      <text:p text:style-name="P2">| population <text:s/>| int <text:s text:c="4"/>|</text:p>
      <text:p text:style-name="P2">| gdp <text:s text:c="8"/>| bigint <text:s/>|</text:p>
      <text:p text:style-name="P2">+-------------+---------+</text:p>
      <text:p text:style-name="P2">name is the primary key (column with unique values) for this table.</text:p>
      <text:p text:style-name="P1">Each row of this table gives information about the name of a country, the continent to which it belongs, its area, the population, and its GDP value.</text:p>
      <text:p text:style-name="P6"> </text:p>
      <text:p text:style-name="P7"><text:span text:style-name="T1">A country is </text:span><text:span text:style-name="Strong_20_Emphasis"><text:span text:style-name="T1">big</text:span></text:span><text:span text:style-name="T1"> if:</text:span></text:p>
      <text:list xml:id="list3657849467" text:style-name="L1">
        <text:list-item>
          <text:p text:style-name="P8"><text:span text:style-name="T1">it has an area of at least three million (i.e., </text:span><text:span text:style-name="Source_20_Text"><text:span text:style-name="T2">3000000 km</text:span></text:span><text:span text:style-name="Source_20_Text"><text:span text:style-name="T1">2</text:span></text:span><text:span text:style-name="T1">), or</text:span></text:p>
        </text:list-item>
        <text:list-item>
          <text:p text:style-name="P9"><text:span text:style-name="T1">it has a population of at least twenty-five million (i.e., </text:span><text:span text:style-name="Source_20_Text"><text:span text:style-name="T2">25000000</text:span></text:span><text:span text:style-name="T1">).</text:span></text:p>
        </text:list-item>
      </text:list>
      <text:p text:style-name="P7"><text:span text:style-name="T1">Write a solution to find the name, population, and area of the </text:span><text:span text:style-name="Strong_20_Emphasis"><text:span text:style-name="T1">big countries</text:span></text:span><text:span text:style-name="T1">.</text:span></text:p>
      <text:p text:style-name="P7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World table:</text:p>
      <text:p text:style-name="P2">+-------------+-----------+---------+------------+--------------+</text:p>
      <text:p text:style-name="P2">| name <text:s text:c="7"/>| continent | area <text:s text:c="3"/>| population | gdp <text:s text:c="9"/>|</text:p>
      <text:p text:style-name="P2">+-------------+-----------+---------+------------+--------------+</text:p>
      <text:p text:style-name="P2">| Afghanistan | Asia <text:s text:c="5"/>| 652230 <text:s/>| 25500100 <text:s text:c="2"/>| 20343000000 <text:s/>|</text:p>
      <text:p text:style-name="P2">| Albania <text:s text:c="4"/>| Europe <text:s text:c="3"/>| 28748 <text:s text:c="2"/>| 2831741 <text:s text:c="3"/>| 12960000000 <text:s/>|</text:p>
      <text:p text:style-name="P2">| Algeria <text:s text:c="4"/>| Africa <text:s text:c="3"/>| 2381741 | 37100000 <text:s text:c="2"/>| 188681000000 |</text:p>
      <text:p text:style-name="P2"><text:soft-page-break/>| Andorra <text:s text:c="4"/>| Europe <text:s text:c="3"/>| 468 <text:s text:c="4"/>| 78115 <text:s text:c="5"/>| 3712000000 <text:s text:c="2"/>|</text:p>
      <text:p text:style-name="P2">| Angola <text:s text:c="5"/>| Africa <text:s text:c="3"/>| 1246700 | 20609294 <text:s text:c="2"/>| 100990000000 |</text:p>
      <text:p text:style-name="P2">+-------------+-----------+---------+------------+--------------+</text:p>
      <text:p text:style-name="P3"><text:span text:style-name="Strong_20_Emphasis"><text:span text:style-name="T1">Output:</text:span></text:span><text:span text:style-name="T1"> </text:span></text:p>
      <text:p text:style-name="P2">+-------------+------------+---------+</text:p>
      <text:p text:style-name="P2">| name <text:s text:c="7"/>| population | area <text:s text:c="3"/>|</text:p>
      <text:p text:style-name="P2">+-------------+------------+---------+</text:p>
      <text:p text:style-name="P2">| Afghanistan | 25500100 <text:s text:c="2"/>| 652230 <text:s/>|</text:p>
      <text:p text:style-name="P2">| Algeria <text:s text:c="4"/>| 37100000 <text:s text:c="2"/>| 2381741 |</text:p>
      <text:p text:style-name="P1">+-------------+------------+---------+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5T13:19:31.978000000</dc:date>
    <meta:editing-duration>PT12S</meta:editing-duration>
    <meta:editing-cycles>1</meta:editing-cycles>
    <meta:document-statistic meta:table-count="0" meta:image-count="0" meta:object-count="0" meta:page-count="2" meta:paragraph-count="46" meta:word-count="275" meta:character-count="1682" meta:non-whitespace-character-count="1345"/>
    <meta:generator>LibreOffice/7.2.2.2$Windows_X86_64 LibreOffice_project/02b2acce88a210515b4a5bb2e46cbfb63fe97d56</meta:generator>
  </office:meta>
</office:document-meta>
</file>